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yriad Pro" svg:font-family="'Myriad Pro', Myriad, 'Trebuchet MS', Arial, Helvetica, sans-serif"/>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CA" officeooo:paragraph-rsid="0011ebf5"/>
    </style:style>
    <style:style style:name="P2" style:family="paragraph" style:parent-style-name="Standard">
      <style:paragraph-properties fo:text-align="justify" style:justify-single-word="false"/>
      <style:text-properties fo:language="en" fo:country="CA" officeooo:paragraph-rsid="000c214e"/>
    </style:style>
    <style:style style:name="P3" style:family="paragraph" style:parent-style-name="Standard">
      <style:paragraph-properties fo:text-align="justify" style:justify-single-word="false"/>
      <style:text-properties fo:language="en" fo:country="CA" officeooo:rsid="002c5312" officeooo:paragraph-rsid="0033b92b"/>
    </style:style>
    <style:style style:name="P4" style:family="paragraph" style:parent-style-name="Standard">
      <style:paragraph-properties fo:text-align="justify" style:justify-single-word="false"/>
      <style:text-properties fo:language="en" fo:country="CA" officeooo:rsid="002c5312" officeooo:paragraph-rsid="0033bee3"/>
    </style:style>
    <style:style style:name="P5" style:family="paragraph" style:parent-style-name="Standard">
      <style:paragraph-properties fo:text-align="justify" style:justify-single-word="false"/>
      <style:text-properties fo:language="en" fo:country="CA" officeooo:rsid="002c5312" officeooo:paragraph-rsid="003484eb"/>
    </style:style>
    <style:style style:name="P6" style:family="paragraph" style:parent-style-name="Standard">
      <style:paragraph-properties fo:text-align="justify" style:justify-single-word="false"/>
      <style:text-properties fo:language="en" fo:country="CA" style:text-underline-style="solid" style:text-underline-width="auto" style:text-underline-color="font-color" officeooo:rsid="0038f6fb" officeooo:paragraph-rsid="0038f6fb"/>
    </style:style>
    <style:style style:name="P7" style:family="paragraph" style:parent-style-name="Standard">
      <style:paragraph-properties fo:text-align="justify" style:justify-single-word="false"/>
      <style:text-properties fo:language="en" fo:country="CA" style:text-underline-style="solid" style:text-underline-width="auto" style:text-underline-color="font-color" officeooo:rsid="003c4db8" officeooo:paragraph-rsid="003484eb"/>
    </style:style>
    <style:style style:name="P8" style:family="paragraph" style:parent-style-name="Standard">
      <style:paragraph-properties fo:text-align="justify" style:justify-single-word="false"/>
      <style:text-properties officeooo:paragraph-rsid="0011ebf5"/>
    </style:style>
    <style:style style:name="P9" style:family="paragraph" style:parent-style-name="Standard">
      <style:paragraph-properties fo:text-align="justify" style:justify-single-word="false" fo:background-color="transparent">
        <style:background-image/>
      </style:paragraph-properties>
      <style:text-properties officeooo:paragraph-rsid="0026774e"/>
    </style:style>
    <style:style style:name="P10" style:family="paragraph" style:parent-style-name="Standard">
      <style:paragraph-properties fo:text-align="justify" style:justify-single-word="false" fo:background-color="transparent">
        <style:background-image/>
      </style:paragraph-properties>
      <style:text-properties officeooo:paragraph-rsid="0028adb2"/>
    </style:style>
    <style:style style:name="P11" style:family="paragraph" style:parent-style-name="Text_20_body">
      <style:paragraph-properties fo:text-align="justify" style:justify-single-word="false"/>
      <style:text-properties officeooo:paragraph-rsid="0011ebf5"/>
    </style:style>
    <style:style style:name="P12" style:family="paragraph" style:parent-style-name="Text_20_body">
      <style:paragraph-properties fo:text-align="justify" style:justify-single-word="false"/>
      <style:text-properties fo:font-variant="normal" fo:text-transform="none" fo:letter-spacing="normal" fo:language="en" fo:country="CA" fo:font-style="normal" fo:font-weight="normal" officeooo:paragraph-rsid="0011ebf5"/>
    </style:style>
    <style:style style:name="P13" style:family="paragraph" style:parent-style-name="Standard">
      <style:paragraph-properties fo:text-align="justify" style:justify-single-word="false"/>
      <style:text-properties style:font-name="Liberation Serif" fo:font-size="12pt" fo:language="en" fo:country="CA" style:text-underline-style="none" officeooo:rsid="002c5312" officeooo:paragraph-rsid="003d04d3" style:font-size-asian="12pt" style:font-size-complex="12pt"/>
    </style:style>
    <style:style style:name="P14" style:family="paragraph" style:parent-style-name="Standard">
      <style:paragraph-properties fo:text-align="justify" style:justify-single-word="false"/>
      <style:text-properties officeooo:paragraph-rsid="003d04d3"/>
    </style:style>
    <style:style style:name="P15" style:family="paragraph" style:parent-style-name="Text_20_body">
      <style:paragraph-properties fo:text-align="justify" style:justify-single-word="false"/>
      <style:text-properties fo:language="en" fo:country="CA" style:text-underline-style="none" officeooo:rsid="002c5312" officeooo:paragraph-rsid="003d04d3"/>
    </style:style>
    <style:style style:name="P16" style:family="paragraph" style:parent-style-name="Text_20_body">
      <style:paragraph-properties fo:margin-left="0in" fo:margin-right="0in" fo:text-align="justify" style:justify-single-word="false" fo:text-indent="0in" style:auto-text-indent="false"/>
      <style:text-properties fo:font-variant="normal" fo:text-transform="none" fo:color="#222222" style:font-name="Liberation Serif" fo:font-size="12pt" fo:letter-spacing="normal" fo:language="en" fo:country="GB" fo:font-style="normal" fo:font-weight="normal" style:font-size-asian="12pt" style:font-size-complex="12pt"/>
    </style:style>
    <style:style style:name="P17" style:family="paragraph" style:parent-style-name="footnote_20_text" style:master-page-name="Converted5">
      <style:paragraph-properties style:page-number="auto"/>
      <style:text-properties fo:language="en" fo:country="CA"/>
    </style:style>
    <style:style style:name="P18" style:family="paragraph" style:parent-style-name="footnote_20_text" style:master-page-name="Converted6">
      <style:paragraph-properties style:page-number="auto"/>
      <style:text-properties fo:language="en" fo:country="CA"/>
    </style:style>
    <style:style style:name="P19" style:family="paragraph" style:parent-style-name="footnote_20_text" style:master-page-name="Converted7">
      <style:paragraph-properties style:page-number="auto"/>
      <style:text-properties fo:language="en" fo:country="CA"/>
    </style:style>
    <style:style style:name="T1" style:family="text">
      <style:text-properties fo:language="en" fo:country="CA"/>
    </style:style>
    <style:style style:name="T2" style:family="text">
      <style:text-properties fo:language="en" fo:country="CA" officeooo:rsid="0006e1ce"/>
    </style:style>
    <style:style style:name="T3" style:family="text">
      <style:text-properties fo:language="en" fo:country="CA" officeooo:rsid="00084be9"/>
    </style:style>
    <style:style style:name="T4" style:family="text">
      <style:text-properties fo:language="en" fo:country="CA" officeooo:rsid="000a0287"/>
    </style:style>
    <style:style style:name="T5" style:family="text">
      <style:text-properties fo:language="en" fo:country="CA" officeooo:rsid="000aa14f"/>
    </style:style>
    <style:style style:name="T6" style:family="text">
      <style:text-properties fo:language="en" fo:country="CA" officeooo:rsid="000c214e"/>
    </style:style>
    <style:style style:name="T7" style:family="text">
      <style:text-properties fo:language="en" fo:country="CA" officeooo:rsid="000d1892"/>
    </style:style>
    <style:style style:name="T8" style:family="text">
      <style:text-properties fo:language="en" fo:country="CA" officeooo:rsid="000ff37a"/>
    </style:style>
    <style:style style:name="T9" style:family="text">
      <style:text-properties fo:language="en" fo:country="CA" officeooo:rsid="0011553c"/>
    </style:style>
    <style:style style:name="T10" style:family="text">
      <style:text-properties fo:language="en" fo:country="CA" officeooo:rsid="0012810e"/>
    </style:style>
    <style:style style:name="T11" style:family="text">
      <style:text-properties fo:language="en" fo:country="CA" officeooo:rsid="0015b698"/>
    </style:style>
    <style:style style:name="T12" style:family="text">
      <style:text-properties fo:language="en" fo:country="CA" officeooo:rsid="001698e1"/>
    </style:style>
    <style:style style:name="T13" style:family="text">
      <style:text-properties fo:language="en" fo:country="CA" officeooo:rsid="00179431"/>
    </style:style>
    <style:style style:name="T14" style:family="text">
      <style:text-properties fo:language="en" fo:country="CA" officeooo:rsid="00197a01"/>
    </style:style>
    <style:style style:name="T15" style:family="text">
      <style:text-properties fo:language="en" fo:country="CA" officeooo:rsid="001d0c50"/>
    </style:style>
    <style:style style:name="T16" style:family="text">
      <style:text-properties fo:language="en" fo:country="CA" officeooo:rsid="001d0de1"/>
    </style:style>
    <style:style style:name="T17" style:family="text">
      <style:text-properties fo:language="en" fo:country="CA" officeooo:rsid="001ee106"/>
    </style:style>
    <style:style style:name="T18" style:family="text">
      <style:text-properties fo:language="en" fo:country="CA" officeooo:rsid="00205eec"/>
    </style:style>
    <style:style style:name="T19" style:family="text">
      <style:text-properties fo:language="en" fo:country="CA" officeooo:rsid="00232669"/>
    </style:style>
    <style:style style:name="T20" style:family="text">
      <style:text-properties fo:language="en" fo:country="CA" officeooo:rsid="0024015b"/>
    </style:style>
    <style:style style:name="T21" style:family="text">
      <style:text-properties fo:language="en" fo:country="CA" officeooo:rsid="0026774e"/>
    </style:style>
    <style:style style:name="T22" style:family="text">
      <style:text-properties fo:language="en" fo:country="CA" officeooo:rsid="00269c1a"/>
    </style:style>
    <style:style style:name="T23" style:family="text">
      <style:text-properties fo:language="en" fo:country="CA" officeooo:rsid="0026a76e"/>
    </style:style>
    <style:style style:name="T24" style:family="text">
      <style:text-properties fo:language="en" fo:country="CA" officeooo:rsid="0028adb2"/>
    </style:style>
    <style:style style:name="T25" style:family="text">
      <style:text-properties fo:language="en" fo:country="CA" officeooo:rsid="00298f07"/>
    </style:style>
    <style:style style:name="T26" style:family="text">
      <style:text-properties fo:language="en" fo:country="CA" officeooo:rsid="002a59b2"/>
    </style:style>
    <style:style style:name="T27" style:family="text">
      <style:text-properties fo:language="en" fo:country="CA" officeooo:rsid="0034b100"/>
    </style:style>
    <style:style style:name="T28" style:family="text">
      <style:text-properties fo:language="en" fo:country="CA" style:text-underline-style="none" officeooo:rsid="003d04d3"/>
    </style:style>
    <style:style style:name="T29" style:family="text">
      <style:text-properties fo:language="en" fo:country="CA" style:text-underline-style="none" officeooo:rsid="0049e614"/>
    </style:style>
    <style:style style:name="T30" style:family="text">
      <style:text-properties fo:language="en" fo:country="CA" style:text-underline-style="none" officeooo:rsid="004a94a4"/>
    </style:style>
    <style:style style:name="T31" style:family="text">
      <style:text-properties fo:language="en" fo:country="CA" style:text-underline-style="none" officeooo:rsid="004d1d73"/>
    </style:style>
    <style:style style:name="T32" style:family="text">
      <style:text-properties fo:language="en" fo:country="CA" style:text-underline-style="none" officeooo:rsid="004dae7a"/>
    </style:style>
    <style:style style:name="T33" style:family="text">
      <style:text-properties fo:language="en" fo:country="CA" style:text-underline-style="none" officeooo:rsid="004f419f"/>
    </style:style>
    <style:style style:name="T34" style:family="text">
      <style:text-properties fo:language="en" fo:country="CA" style:text-underline-style="none" officeooo:rsid="0053ff8f"/>
    </style:style>
    <style:style style:name="T35" style:family="text">
      <style:text-properties fo:language="en" fo:country="CA" style:text-underline-style="none" officeooo:rsid="0051c09a"/>
    </style:style>
    <style:style style:name="T36" style:family="text">
      <style:text-properties fo:language="en" fo:country="CA" style:text-underline-style="none" officeooo:rsid="00513710"/>
    </style:style>
    <style:style style:name="T37" style:family="text">
      <style:text-properties officeooo:rsid="0033b92b"/>
    </style:style>
    <style:style style:name="T38" style:family="text">
      <style:text-properties fo:font-style="italic" officeooo:rsid="0033b92b" style:font-style-asian="italic" style:font-style-complex="italic"/>
    </style:style>
    <style:style style:name="T39" style:family="text">
      <style:text-properties fo:font-style="italic" officeooo:rsid="0033bee3" style:font-style-asian="italic" style:font-style-complex="italic"/>
    </style:style>
    <style:style style:name="T40" style:family="text">
      <style:text-properties fo:font-style="italic" officeooo:rsid="003484eb" style:font-style-asian="italic" style:font-style-complex="italic"/>
    </style:style>
    <style:style style:name="T41" style:family="text">
      <style:text-properties officeooo:rsid="0033bee3"/>
    </style:style>
    <style:style style:name="T42" style:family="text">
      <style:text-properties fo:font-style="normal" officeooo:rsid="0033bee3" style:font-style-asian="normal" style:font-style-complex="normal"/>
    </style:style>
    <style:style style:name="T43" style:family="text">
      <style:text-properties fo:font-style="normal" officeooo:rsid="003484eb" style:font-style-asian="normal" style:font-style-complex="normal"/>
    </style:style>
    <style:style style:name="T44" style:family="text">
      <style:text-properties fo:font-variant="normal" fo:text-transform="none" fo:color="#dc2300" style:font-name="Myriad Pro" fo:font-size="9.75pt" fo:letter-spacing="normal" fo:language="en" fo:country="CA" fo:font-style="normal" fo:font-weight="normal"/>
    </style:style>
    <style:style style:name="T45" style:family="text">
      <style:text-properties fo:font-variant="normal" fo:text-transform="none" fo:color="#222222" style:font-name="arial" fo:font-size="9.75pt" fo:letter-spacing="normal" fo:language="en" fo:country="GB" fo:font-style="normal" fo:font-weight="normal"/>
    </style:style>
    <style:style style:name="T46" style:family="text">
      <style:text-properties fo:font-variant="normal" fo:text-transform="none" fo:color="#222222" style:font-name="arial" fo:font-size="9.75pt" fo:letter-spacing="normal" fo:language="en" fo:country="GB" fo:font-style="normal" fo:font-weight="normal" officeooo:rsid="00525071"/>
    </style:style>
    <style:style style:name="T47" style:family="text">
      <style:text-properties fo:font-variant="normal" fo:text-transform="none" fo:color="#222222" fo:font-size="9.75pt" fo:letter-spacing="normal" fo:language="en" fo:country="GB" fo:font-style="normal" fo:font-weight="normal"/>
    </style:style>
    <style:style style:name="T48" style:family="text">
      <style:text-properties fo:font-variant="normal" fo:text-transform="none" fo:color="#222222" fo:font-size="9.75pt" fo:letter-spacing="normal" fo:language="en" fo:country="GB" fo:font-style="normal" fo:font-weight="normal" officeooo:rsid="00525071"/>
    </style:style>
    <style:style style:name="T49" style:family="text">
      <style:text-properties fo:font-variant="normal" fo:text-transform="none" fo:color="#222222" style:font-name="Liberation Serif" fo:font-size="9.75pt" fo:letter-spacing="normal" fo:language="en" fo:country="GB" fo:font-style="normal" fo:font-weight="normal"/>
    </style:style>
    <style:style style:name="T50" style:family="text">
      <style:text-properties fo:font-variant="normal" fo:text-transform="none" fo:color="#222222" style:font-name="Liberation Serif" fo:font-size="9.75pt" fo:letter-spacing="normal" fo:language="en" fo:country="GB" fo:font-style="normal" fo:font-weight="normal" officeooo:rsid="00525071"/>
    </style:style>
    <style:style style:name="T51" style:family="text">
      <style:text-properties fo:font-variant="normal" fo:text-transform="none" fo:color="#222222" style:font-name="Liberation Serif" fo:letter-spacing="normal" fo:language="en" fo:country="GB" fo:font-style="normal" fo:font-weight="normal"/>
    </style:style>
    <style:style style:name="T52" style:family="text">
      <style:text-properties fo:font-variant="normal" fo:text-transform="none" fo:color="#222222" style:font-name="Liberation Serif" fo:letter-spacing="normal" fo:language="en" fo:country="GB" fo:font-style="normal" fo:font-weight="normal" officeooo:rsid="00525071"/>
    </style:style>
    <style:style style:name="T53" style:family="text">
      <style:text-properties fo:font-variant="normal" fo:text-transform="none" fo:color="#222222" style:font-name="Liberation Serif" fo:font-size="12pt" fo:letter-spacing="normal" fo:language="en" fo:country="GB" fo:font-style="normal" fo:font-weight="normal" style:font-size-asian="12pt" style:font-size-complex="12pt"/>
    </style:style>
    <style:style style:name="T54" style:family="text">
      <style:text-properties fo:font-variant="normal" fo:text-transform="none" fo:color="#222222" style:font-name="Liberation Serif" fo:font-size="12pt" fo:letter-spacing="normal" fo:language="en" fo:country="GB" fo:font-style="normal" fo:font-weight="normal" officeooo:rsid="00525071" style:font-size-asian="12pt" style:font-size-complex="12pt"/>
    </style:style>
    <style:style style:name="T55" style:family="text">
      <style:text-properties fo:font-variant="normal" fo:text-transform="none" fo:color="#222222" style:font-name="Liberation Serif" fo:font-size="12pt" fo:letter-spacing="normal" fo:language="en" fo:country="GB" fo:font-style="normal" style:text-underline-style="none" fo:font-weight="normal" officeooo:rsid="00525071" style:font-size-asian="12pt" style:font-size-complex="12pt"/>
    </style:style>
    <style:style style:name="T56" style:family="text">
      <style:text-properties fo:font-variant="normal" fo:text-transform="none" fo:color="#1155cc" style:font-name="arial" fo:font-size="9.75pt" fo:letter-spacing="normal" fo:language="en" fo:country="GB" fo:font-style="normal" fo:font-weight="normal"/>
    </style:style>
    <style:style style:name="T57" style:family="text">
      <style:text-properties fo:font-variant="normal" fo:text-transform="none" fo:color="#1155cc" style:font-name="arial" fo:font-size="9.75pt" fo:letter-spacing="normal" fo:language="en" fo:country="GB" fo:font-style="normal" fo:font-weight="normal" officeooo:rsid="00525071"/>
    </style:style>
    <style:style style:name="T58" style:family="text">
      <style:text-properties fo:font-variant="normal" fo:text-transform="none" fo:color="#1155cc" fo:font-size="9.75pt" fo:letter-spacing="normal" fo:language="en" fo:country="GB" fo:font-style="normal" fo:font-weight="normal"/>
    </style:style>
    <style:style style:name="T59" style:family="text">
      <style:text-properties fo:font-variant="normal" fo:text-transform="none" fo:color="#1155cc" fo:font-size="9.75pt" fo:letter-spacing="normal" fo:language="en" fo:country="GB" fo:font-style="normal" fo:font-weight="normal" officeooo:rsid="00525071"/>
    </style:style>
    <style:style style:name="T60" style:family="text">
      <style:text-properties fo:font-variant="normal" fo:text-transform="none" fo:color="#1155cc" style:font-name="Liberation Serif" fo:font-size="9.75pt" fo:letter-spacing="normal" fo:language="en" fo:country="GB" fo:font-style="normal" fo:font-weight="normal"/>
    </style:style>
    <style:style style:name="T61" style:family="text">
      <style:text-properties fo:font-variant="normal" fo:text-transform="none" fo:color="#1155cc" style:font-name="Liberation Serif" fo:font-size="9.75pt" fo:letter-spacing="normal" fo:language="en" fo:country="GB" fo:font-style="normal" fo:font-weight="normal" officeooo:rsid="00525071"/>
    </style:style>
    <style:style style:name="T62" style:family="text">
      <style:text-properties fo:font-variant="normal" fo:text-transform="none" fo:color="#1155cc" style:font-name="Liberation Serif" fo:letter-spacing="normal" fo:language="en" fo:country="GB" fo:font-style="normal" fo:font-weight="normal"/>
    </style:style>
    <style:style style:name="T63" style:family="text">
      <style:text-properties fo:font-variant="normal" fo:text-transform="none" fo:color="#1155cc" style:font-name="Liberation Serif" fo:letter-spacing="normal" fo:language="en" fo:country="GB" fo:font-style="normal" fo:font-weight="normal" officeooo:rsid="00525071"/>
    </style:style>
    <style:style style:name="T64" style:family="text">
      <style:text-properties fo:font-variant="normal" fo:text-transform="none" fo:color="#1155cc" style:font-name="Liberation Serif" fo:font-size="12pt" fo:letter-spacing="normal" fo:language="en" fo:country="GB" fo:font-style="normal" fo:font-weight="normal" style:font-size-asian="12pt" style:font-size-complex="12pt"/>
    </style:style>
    <style:style style:name="T65" style:family="text">
      <style:text-properties fo:font-variant="normal" fo:text-transform="none" fo:color="#1155cc" style:font-name="Liberation Serif" fo:font-size="12pt" fo:letter-spacing="normal" fo:language="en" fo:country="GB" fo:font-style="normal" fo:font-weight="normal" officeooo:rsid="00525071" style:font-size-asian="12pt" style:font-size-complex="12pt"/>
    </style:style>
    <style:style style:name="T66" style:family="text">
      <style:text-properties officeooo:rsid="003d04d3"/>
    </style:style>
    <style:style style:name="T67" style:family="text">
      <style:text-properties officeooo:rsid="0049e614"/>
    </style:style>
    <style:style style:name="T68" style:family="text">
      <style:text-properties officeooo:rsid="004a94a4"/>
    </style:style>
    <style:style style:name="T69" style:family="text">
      <style:text-properties officeooo:rsid="004d1d73"/>
    </style:style>
    <style:style style:name="T70" style:family="text">
      <style:text-properties officeooo:rsid="004dae7a"/>
    </style:style>
    <style:style style:name="T71" style:family="text">
      <style:text-properties officeooo:rsid="004f419f"/>
    </style:style>
    <style:style style:name="T72" style:family="text">
      <style:text-properties officeooo:rsid="00513710"/>
    </style:style>
    <style:style style:name="T73" style:family="text">
      <style:text-properties officeooo:rsid="0051c09a"/>
    </style:style>
    <style:style style:name="T74" style:family="text">
      <style:text-properties officeooo:rsid="00525071"/>
    </style:style>
    <style:style style:name="T75" style:family="text">
      <style:text-properties officeooo:rsid="0053ff8f"/>
    </style:style>
    <style:style style:name="T76" style:family="text">
      <style:text-properties fo:language="en" fo:country="GB"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text:span text:style-name="Emphasis"><text:span text:style-name="T44">Descriptions of ontologies</text:span></text:span><text:span text:style-name="T44">– short papers describing ontology modeling and creation efforts. The descriptions should be brief and pointed, indicating the design principles, methodologies applied at creation, comparison with other ontologies on the same topic, and pointers to existing applications or use-case experiments. It is strongly encouraged, that the described ontologies are free, open, and accessible on the Web. If this is not possible, then the ontologies have to be made available to the reviewers. For commercial ontologies, exceptions can be arranged through the editors. These submissions will be reviewed along the following dimensions: (1) Quality and relevance of the described ontology (convincing evidence must be provided). (2) Illustration, clarity and readability of the describing paper, which shall convey to the reader the key aspects of the described ontology.</text:span></text:p>
      <text:p text:style-name="P12"/>
      <text:p text:style-name="P1"/>
      <text:p text:style-name="P6">Introduction</text:p>
      <text:p text:style-name="P1"/>
      <text:p text:style-name="P8"><text:span text:style-name="T1">Many bacterial genera are responsible for causing diseases in a wide range of plant species, </text:span><text:span text:style-name="T6">and </text:span><text:span text:style-name="T7">if the <text:s/>the different levels of </text:span><text:span text:style-name="T15">the </text:span><text:span text:style-name="T7">host defense barriers are overcomed by the pathogen</text:span><text:span text:style-name="T6">, </text:span><text:span text:style-name="T15">the infection process can ultimately lead to the death of the plant.</text:span><text:span text:style-name="T8"> </text:span><text:span text:style-name="T15">This phenomenon </text:span><text:span text:style-name="T16">can </text:span><text:span text:style-name="T15">affect crop yield</text:span><text:span text:style-name="T1">, </text:span><text:span text:style-name="T8">which </text:span><text:span text:style-name="T27">automatically will</text:span><text:span text:style-name="T1"> translate into considerable economic loss. </text:span><text:span text:style-name="T6">On the other hand, i</text:span><text:span text:style-name="T1">n the context of challenges such as feeding a gro</text:span><text:span text:style-name="T9">w</text:span><text:span text:style-name="T1">ing world population, and the trend of emerging economies to consume more meat, where animal feed increases the consumption per capita of available food-crops, it is crucial that we identify ways to increase the productivity of crop fields. Therefore, being able to accurately record, explore, and query </text:span><text:span text:style-name="T3">biological data regarding </text:span><text:span text:style-name="T1">plant-pathogen interaction</text:span><text:span text:style-name="T3">s</text:span><text:span text:style-name="T1"> </text:span><text:span text:style-name="T2">is </text:span><text:span text:style-name="T1">a necessary step towards the improvement and protection of </text:span><text:span text:style-name="T4">these </text:span><text:span text:style-name="T5">i</text:span><text:span text:style-name="T4">mportant</text:span><text:span text:style-name="T1"> plant species [5, 22]. <text:s/></text:span><text:span text:style-name="T7">This issue continues being</text:span><text:span text:style-name="T1"> subject of intensive research worldwide. This is documented in hundreds of articles that focus on the biological consequences and </text:span><text:span text:style-name="T17">the </text:span><text:span text:style-name="T1">mechanisms of pathogenic </text:span><text:span text:style-name="T17">bacteria</text:span><text:span text:style-name="T1"> interactions </text:span><text:span text:style-name="T17">with their hosts</text:span><text:span text:style-name="T1">[30]. With modern high-throughput technologies, the amount and complexity of data and knowledge extracted from these studies is increasingly large [12, 20] and new information is unveiled every day. <text:s/>This is happening in parallel with development of new experimental research techniques, as well as the application of bioinformatics tools in this field[6, 19].</text:span></text:p>
      <text:p text:style-name="P1"/>
      <text:p text:style-name="P9"><text:span text:style-name="T10">Cer</text:span><text:span text:style-name="T1">tain semantics-oriented projects are particularly noteworthy as a result of their success in using semantics to aid in automated data <text:s/>integration from non-collaborating resources: the OBO foundry [27] </text:span><text:span text:style-name="T18">is </text:span><text:span text:style-name="T1">a collection of biomedical <text:s/>ontologies including Gene Ontology <text:s/>(GO) <text:s/>[10] and Cell Type Ontology <text:s/>[1]; Bio2RDF [3], an RDF warehouse of many of the most important Bioinformatics databases; and the W3C Semantic <text:s/>Web <text:s/>for Health <text:s/>Care <text:s/>and <text:s/>Life Sciences Interest <text:s/>Group</text:span><text:span text:style-name="T1"><text:note text:id="ftn1" text:note-class="footnote"><text:note-citation>1</text:note-citation><text:note-body><text:p text:style-name="P17">http://www.w3.org/blog/hcls/</text:p></text:note-body></text:note></text:span><text:span text:style-name="T1"> which has created several demonstrative linked-data warehouses. <text:s/>In the context of plant biotechnology and phytopathology, however, semantic technologies have been applied to only a limited number of domain resources. For example, the Plant Ontology Consortium developed the Plant Ontology</text:span><text:span text:style-name="T1"><text:note text:id="ftn2" text:note-class="footnote"><text:note-citation>2</text:note-citation><text:note-body><text:p text:style-name="P18">http://www.plantontology.org/</text:p></text:note-body></text:note></text:span><text:span text:style-name="T1"> platform [15] to describe the anatomy, morphology and developmental stages of plants. <text:s/>The Plant Trait Ontology [16], related to the Gramene project</text:span><text:span text:style-name="T1"><text:note text:id="ftn3" text:note-class="footnote"><text:note-citation>3</text:note-citation><text:note-body><text:p text:style-name="P19">http://www.gramene.org</text:p></text:note-body></text:note></text:span><text:span text:style-name="T1">, defines a vocabulary for describing the specific appearance or qualities of various plant anatomical structures. <text:s/></text:span><text:span text:style-name="T21">T</text:span><text:span text:style-name="T1">he Plant Disease Ontology (IDOPlant) [28], was modeled after the human Infectious Diseases Ontology (IDO) [8] to serve as a reference ontology that contained and covered any plant infectious disease. </text:span><text:span text:style-name="T19">Apart from IDOPlant, </text:span><text:span text:style-name="T1">the</text:span><text:span text:style-name="T21">re is another</text:span><text:span text:style-name="T1"> contribution directly related to </text:span><text:span text:style-name="T21">the plant-pathogenic bacteria area, </text:span><text:span text:style-name="T22">and is </text:span><text:span text:style-name="T1">the GO extension </text:span><text:span text:style-name="T11">for </text:span><text:span text:style-name="T12">description of the </text:span><text:span text:style-name="T1">Type III Effectors. </text:span><text:span text:style-name="T21">Effectors </text:span><text:span text:style-name="T1">are defined as </text:span><text:span text:style-name="T20">bacterial </text:span><text:span text:style-name="T1">specialized proteins that translocat</text:span><text:span text:style-name="T11">e</text:span><text:span text:style-name="T1"> into the host cell through a conserved secretion system, suppressing the plant defense mechanisms and therefore </text:span><text:soft-page-break/><text:span text:style-name="T1">contributing to pathogenicity </text:span><text:span text:style-name="T13">and </text:span><text:span text:style-name="T1">the development of the disease [19]; this platform is part of the Plant-Associated Microbe Gene Ontology project (PAMGO). </text:span></text:p>
      <text:p text:style-name="P10"><text:span text:style-name="T23">Semantic technologies have proven extremely effective and have widely adopted in other branches of the life sciences community [11], as just discussed. However, Semantic Web technologies have not been extensively applied to the knowledge domain of plant-pathogenic bacteria to date. Despite t</text:span><text:span text:style-name="T1">he clear need for automation of data annotation, categorization, integration, interpretation, and quality-control, the data and knowledge in th</text:span><text:span text:style-name="T23">is</text:span><text:span text:style-name="T14"> </text:span><text:span text:style-name="T1">domain remains largely computationally opaque, limiting the utility and usability of these important datasets. Here we present the Plant Pathogen Interactions Ontology (PPIO), an ontological platform that integrates data related to plant pathology and physiology in the </text:span><text:span text:style-name="T25">con</text:span><text:span text:style-name="T1">text of pathogenic interactions. The aim of PPIO is to leverage this combined knowledge to assist in the interpretation of the phenotypic responses that result from plant-pathogen</text:span><text:span text:style-name="T26">ic bacteria</text:span><text:span text:style-name="T1"> interactions. </text:span><text:span text:style-name="T1">This platform offers an axiomatic scaffold into which biologically relevant data can be embedded in a precise and computationally-effective accessible manner. PPIO will make it possible for users to pose, and answer, questions </text:span><text:span text:style-name="T24">like </text:span><text:span text:style-name="T1">the following ones and obtain a meaningful answer:</text:span></text:p>
      <text:p text:style-name="P2"/>
      <text:p text:style-name="P3"><text:span text:style-name="T37">1) Is </text:span><text:span text:style-name="T41">tomato plant susceptible to the attack of </text:span><text:span text:style-name="T38">Pseudomonas </text:span><text:span text:style-name="T39">syringae </text:span><text:span text:style-name="T42">pv. </text:span><text:span text:style-name="T39">Tomato </text:span><text:span text:style-name="T42">DC3000?</text:span></text:p>
      <text:p text:style-name="P4"><text:span text:style-name="T42">2) Does a high humidity and and low temperature rates favour the development of </text:span><text:span text:style-name="T39">Pectobacterium carotovorum </text:span><text:span text:style-name="T42">subsp. c</text:span><text:span text:style-name="T39">arotovorum</text:span><text:span text:style-name="T42">?</text:span></text:p>
      <text:p text:style-name="P5"><text:span text:style-name="T43">3) What is the phenotype of the disease produced by </text:span><text:span text:style-name="T40">Dickeya dadantii</text:span><text:span text:style-name="T43">?</text:span></text:p>
      <text:p text:style-name="P7"/>
      <text:p text:style-name="P14"><text:span text:style-name="T28">Although the existence of ontologies related with plants and plant pathology has already been reported, the justification for building this ontology lies in its coverage of a domain not fully represented by other resources.</text:span><text:span text:style-name="T29"> In a comparison between the IDOPlant ontology and PPIO, a more generalistic approach </text:span><text:span text:style-name="T30">of data modelling</text:span><text:span text:style-name="T29"> </text:span><text:span text:style-name="T30">can be seen </text:span><text:span text:style-name="T29">in the case of the first platform, </text:span><text:span text:style-name="T31">which semantically describes plant infectious diseases caused by either bioitic or abiotic agents </text:span><text:span text:style-name="T29">. The ontology reported here pursues </text:span><text:span text:style-name="T30">a knowledge capture strategy specifically focused on </text:span><text:span text:style-name="T32">data that concerns </text:span><text:span text:style-name="T30">plant-pathogenic bacteria interactions. </text:span><text:span text:style-name="T33">On the other hand, </text:span><text:span text:style-name="T34">although </text:span><text:span text:style-name="T35">t</text:span><text:span text:style-name="T36">he GO extension for the type III effectors </text:span><text:span text:style-name="T34">is built for capturing processes in the host-pathogen level, </text:span><text:span text:style-name="T35">effector proteins </text:span><text:span text:style-name="T34">data capture is emphasized</text:span><text:span text:style-name="T35">. </text:span><text:span text:style-name="T55">Of course, PPIO has been developed in order to be used with these ontological resources. In this aspect, PPIO complements these previous ontologies by introducing accurate and concrete biological information concerning plant pathogenic bacteria and the interactions with plants. The final goal of this initiative is to use this platform, combined with others, as a diagnosis/prevention/alert system. </text:span><text:span text:style-name="T53">A new knowledge capture project is now being developed in the laboratory, and it is our thought that it will aid in the process of collecting as many data as possible. This project starts from the idea that the participation of field experts should ensure the fiability of the PPIO data content.</text:span></text:p>
      <text:p text:style-name="P15"><text:span text:style-name="T54">The initial data necessary to start building the ontology was collected manually by consulting a number of different of web resources. The web page </text:span><text:a xlink:type="simple" xlink:href="http://pseudomonas-syringae.org/">http://pseudomonas-syringae.org/</text:a><text:span text:style-name="T65"> </text:span><text:span text:style-name="T54">was the starting point; it contained information that was examined and then extracted. This web page was a bridge to other web resources where more datasets were collected, like the (NCPPB, etc). After an initial collection of data was gathered, the modelling of these datasets was performed using the ontology editor Protégé (version). The main principle followed during the modelling process was to semantically capture as many biological data existing as possible, and special effort is being done in accurately modelling the so called “disease triangle”. This term is one of the most important milestone in plant pathology, and it principal statement asserts that three factors must be present for a disease to occur: the pathogen, the host and the environment. Each one of these factors can be “adjusted” in order to control the development of the disease.</text:span></text:p>
      <text:p text:style-name="P16">Physiological state of plants can be inferred visually by observing plant phenotypes. Thus, significant <text:soft-page-break/>work/endeavour is also being done in the modelling of plant phenotypic representations in PPIO.</text:p>
      <text:p text:style-name="P13"><text:span text:style-name="T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yriad Pro" svg:font-family="'Myriad Pro', Myriad, 'Trebuchet MS', Arial, Helvetica, sans-serif"/>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style:master-page style:name="Converted6" style:page-layout-name="Mpm2"/>
    <style:master-page style:name="Converted7"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x </meta:initial-creator>
    <meta:creation-date>2013-09-24T10:32:47</meta:creation-date>
    <dc:date>2013-10-04T09:40:49</dc:date>
    <dc:creator>Alexx </dc:creator>
    <meta:editing-duration>PT9H16M9S</meta:editing-duration>
    <meta:editing-cycles>72</meta:editing-cycles>
    <meta:generator>LibreOffice/3.6$Linux_X86_64 LibreOffice_project/360m1$Build-2</meta:generator>
    <meta:document-statistic meta:table-count="0" meta:image-count="0" meta:object-count="0" meta:page-count="3" meta:paragraph-count="14" meta:word-count="1239" meta:character-count="8421" meta:non-whitespace-character-count="7182"/>
  </office:meta>
</office:document-meta>
</file>